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579d1c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marker-start="" draw:marker-end="Arrow" draw:textarea-vertical-align="middle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dc2300" draw:textarea-horizontal-align="justify" draw:textarea-vertical-align="middle" draw:auto-grow-height="false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underline-style="none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rect draw:style-name="gr1" draw:text-style-name="P1" draw:layer="layout" svg:width="4cm" svg:height="8.7cm" svg:x="1.1cm" svg:y="1.6cm">
          <text:p/>
        </draw:rect>
        <draw:rect draw:style-name="gr2" draw:text-style-name="P1" xml:id="id7" draw:id="id7" draw:layer="layout" svg:width="3.4cm" svg:height="0.8cm" svg:x="1.35cm" svg:y="9.2cm">
          <text:p text:style-name="P1">Pay</text:p>
        </draw:rect>
        <draw:rect draw:style-name="gr2" draw:text-style-name="P1" xml:id="id3" draw:id="id3" draw:layer="layout" svg:width="3.4cm" svg:height="0.8cm" svg:x="1.45cm" svg:y="5.262cm">
          <text:p text:style-name="P1">Start Trip</text:p>
        </draw:rect>
        <draw:rect draw:style-name="gr2" draw:text-style-name="P1" xml:id="id17" draw:id="id17" draw:layer="layout" svg:width="3.4cm" svg:height="0.7cm" svg:x="1.4cm" svg:y="7.389cm">
          <text:p text:style-name="P1">Stop Trip</text:p>
        </draw:rect>
        <draw:rect draw:style-name="gr2" draw:text-style-name="P1" xml:id="id1" draw:id="id1" draw:layer="layout" svg:width="3.4cm" svg:height="1.2cm" svg:x="1.45cm" svg:y="3.325cm">
          <text:p text:style-name="P1">Driver's Login</text:p>
        </draw:rect>
        <draw:connector draw:style-name="gr1" draw:text-style-name="P1" draw:layer="layout" svg:x1="4.85cm" svg:y1="3.925cm" svg:x2="9.1cm" svg:y2="2.6cm" draw:start-shape="id1" draw:start-glue-point="1" draw:end-shape="id2" draw:end-glue-point="5" svg:d="M4850 3925h2125v-1325h2125" svg:viewBox="0 0 4251 1326">
          <text:p/>
        </draw:connector>
        <draw:connector draw:style-name="gr1" draw:text-style-name="P1" draw:layer="layout" svg:x1="4.85cm" svg:y1="5.662cm" svg:x2="5.82cm" svg:y2="5.662cm" draw:start-shape="id3" draw:start-glue-point="1" draw:end-shape="id4" draw:end-glue-point="6" svg:d="M4850 5662h970" svg:viewBox="0 0 971 1">
          <text:p/>
        </draw:connector>
        <draw:connector draw:style-name="gr1" draw:text-style-name="P1" draw:layer="layout" svg:x1="15.6cm" svg:y1="1.6cm" svg:x2="13.55cm" svg:y2="6.7cm" draw:start-shape="id5" draw:start-glue-point="3" draw:end-shape="id6" draw:end-glue-point="5" svg:d="M15600 1600h-2050v5100" svg:viewBox="0 0 2051 5101">
          <text:p/>
        </draw:connector>
        <draw:rect draw:style-name="gr3" draw:text-style-name="P1" xml:id="id10" draw:id="id10" draw:layer="layout" svg:width="2.3cm" svg:height="0.6cm" svg:x="4.75cm" svg:y="12.7cm">
          <text:p text:style-name="P1">Wallet</text:p>
        </draw:rect>
        <draw:rect draw:style-name="gr3" draw:text-style-name="P1" xml:id="id11" draw:id="id11" draw:layer="layout" svg:width="2.7cm" svg:height="0.6cm" svg:x="13.4cm" svg:y="12.7cm">
          <text:p text:style-name="P1">Credit Card</text:p>
        </draw:rect>
        <draw:custom-shape draw:style-name="gr4" draw:text-style-name="P1" xml:id="id9" draw:id="id9" draw:layer="layout" svg:width="2.3cm" svg:height="1.9cm" svg:x="8.9cm" svg:y="11.2cm">
          <text:p text:style-name="P1">Metho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" draw:text-style-name="P1" draw:layer="layout" svg:x1="4.75cm" svg:y1="9.6cm" svg:x2="8.6cm" svg:y2="9.6cm" draw:start-shape="id7" draw:start-glue-point="1" draw:end-shape="id8" draw:end-glue-point="5" svg:d="M4750 9600h3850" svg:viewBox="0 0 3851 1">
          <text:p/>
        </draw:connector>
        <draw:connector draw:style-name="gr1" draw:text-style-name="P1" draw:layer="layout" svg:x1="8.9cm" svg:y1="12.15cm" svg:x2="5.9cm" svg:y2="12.7cm" draw:start-shape="id9" draw:start-glue-point="5" draw:end-shape="id10" draw:end-glue-point="0" svg:d="M8900 12150h-3000v550" svg:viewBox="0 0 3001 551">
          <text:p/>
        </draw:connector>
        <draw:connector draw:style-name="gr1" draw:text-style-name="P1" draw:layer="layout" svg:x1="11.2cm" svg:y1="12.15cm" svg:x2="14.75cm" svg:y2="12.7cm" draw:start-shape="id9" draw:start-glue-point="7" draw:end-shape="id11" draw:end-glue-point="0" svg:d="M11200 12150h3550v550" svg:viewBox="0 0 3551 551">
          <text:p/>
        </draw:connector>
        <draw:custom-shape draw:style-name="gr5" draw:text-style-name="P1" xml:id="id5" draw:id="id5" draw:layer="layout" svg:width="4.4cm" svg:height="1cm" svg:x="15.6cm" svg:y="1.1cm">
          <text:p text:style-name="P1">Device's Memory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6" draw:text-style-name="P2" xml:id="id4" draw:id="id4" draw:layer="layout" svg:width="3.2cm" svg:height="0.975cm" svg:x="5.5cm" svg:y="5.175cm">
          <text:p text:style-name="P1"><text:span text:style-name="T1">ID_VIRLOC</text:span></text:p>
          <text:p text:style-name="P1"><text:span text:style-name="T1">ID_DRIVE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" xml:id="id13" draw:id="id13" draw:layer="layout" svg:width="3cm" svg:height="0.7cm" svg:x="13.5cm" svg:y="5.312cm">
          <text:p text:style-name="P1">ID_TRIP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12" draw:id="id12" draw:layer="layout" svg:width="2.709cm" svg:height="0.8cm" svg:x="9.469cm" svg:y="5.262cm">
          <text:p text:style-name="P1">Start Trip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1" draw:text-style-name="P1" draw:layer="layout" svg:x1="8.374cm" svg:y1="5.662cm" svg:x2="9.469cm" svg:y2="5.662cm" draw:start-shape="id4" draw:start-glue-point="9" draw:end-shape="id12" draw:end-glue-point="3" svg:d="M8374 5662h1095" svg:viewBox="0 0 1096 1">
          <text:p/>
        </draw:connector>
        <draw:connector draw:style-name="gr1" draw:text-style-name="P1" draw:layer="layout" svg:x1="12.178cm" svg:y1="5.662cm" svg:x2="13.8cm" svg:y2="5.662cm" draw:start-shape="id12" draw:start-glue-point="1" draw:end-shape="id13" draw:end-glue-point="6" svg:d="M12178 5662h1622" svg:viewBox="0 0 1623 1">
          <text:p/>
        </draw:connector>
        <draw:connector draw:style-name="gr7" draw:text-style-name="P1" draw:layer="layout" svg:x1="15cm" svg:y1="5.312cm" svg:x2="16.65cm" svg:y2="3cm" draw:start-shape="id13" draw:start-glue-point="5" draw:end-shape="id14" draw:end-glue-point="6" svg:d="M15000 5312v-1155h1650v-1157" svg:viewBox="0 0 1651 2313">
          <text:p/>
        </draw:connector>
        <draw:connector draw:style-name="gr7" draw:text-style-name="P1" draw:layer="layout" svg:x1="11.9cm" svg:y1="2.6cm" svg:x2="15.6cm" svg:y2="2.55cm" draw:start-shape="id2" draw:start-glue-point="7" draw:end-shape="id14" draw:end-glue-point="5" svg:d="M11900 2600h1851v-50h1849" svg:viewBox="0 0 3701 51">
          <text:p/>
        </draw:connector>
        <draw:custom-shape draw:style-name="gr4" draw:text-style-name="P1" xml:id="id15" draw:id="id15" draw:layer="layout" svg:width="2.7cm" svg:height="0.778cm" svg:x="8.7cm" svg:y="7.35cm">
          <text:p text:style-name="P1">Stop Trip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6" draw:text-style-name="P1" xml:id="id6" draw:id="id6" draw:layer="layout" svg:width="2.3cm" svg:height="0.6cm" svg:x="12.4cm" svg:y="6.7cm">
          <text:p text:style-name="P1">ID_TRIP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8" draw:text-style-name="P1" draw:layer="layout" svg:x1="12.63cm" svg:y1="7cm" svg:x2="10.05cm" svg:y2="7.35cm" draw:start-shape="id6" draw:start-glue-point="6" draw:end-shape="id15" draw:end-glue-point="0" svg:d="M12630 7000h-2580v350" svg:viewBox="0 0 2581 351">
          <text:p/>
        </draw:connector>
        <draw:connector draw:style-name="gr9" draw:text-style-name="P1" draw:layer="layout" svg:x1="11.4cm" svg:y1="7.739cm" svg:x2="17.93cm" svg:y2="7.739cm" draw:start-shape="id15" draw:start-glue-point="1" draw:end-shape="id16" draw:end-glue-point="6" svg:d="M11400 7739h6530" svg:viewBox="0 0 6531 1">
          <text:p/>
        </draw:connector>
        <draw:custom-shape draw:style-name="gr10" draw:text-style-name="P1" xml:id="id14" draw:id="id14" draw:layer="layout" svg:width="2.1cm" svg:height="0.9cm" svg:x="15.6cm" svg:y="2.1cm">
          <text:p text:style-name="P1">S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" xml:id="id18" draw:id="id18" draw:layer="layout" svg:width="2.1cm" svg:height="0.9cm" svg:x="17.8cm" svg:y="2.1cm">
          <text:p text:style-name="P1">UNS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1" draw:layer="layout" svg:x1="15.6cm" svg:y1="1.6cm" svg:x2="7.42cm" svg:y2="5.175cm" draw:start-shape="id5" draw:start-glue-point="3" draw:end-shape="id4" draw:end-glue-point="4" svg:d="M15600 1600h-8180v3575" svg:viewBox="0 0 8181 3576">
          <text:p/>
        </draw:connector>
        <draw:custom-shape draw:style-name="gr12" draw:text-style-name="P1" xml:id="id2" draw:id="id2" draw:layer="layout" svg:width="2.8cm" svg:height="1cm" svg:x="9.1cm" svg:y="2.1cm">
          <text:p text:style-name="P1">ID_DRIVER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" draw:layer="layout" svg:x1="4.8cm" svg:y1="7.739cm" svg:x2="8.7cm" svg:y2="7.739cm" draw:start-shape="id17" draw:start-glue-point="1" draw:end-shape="id15" draw:end-glue-point="3" svg:d="M4800 7739h3900" svg:viewBox="0 0 3901 1">
          <text:p/>
        </draw:connector>
        <draw:custom-shape draw:style-name="gr6" draw:text-style-name="P1" xml:id="id16" draw:id="id16" draw:layer="layout" svg:width="2.3cm" svg:height="0.6cm" svg:x="17.7cm" svg:y="7.439cm">
          <text:p text:style-name="P1">ID_TRIP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18.85cm" svg:y1="7.439cm" svg:x2="18.85cm" svg:y2="3cm" draw:start-shape="id16" draw:start-glue-point="5" draw:end-shape="id18" draw:end-glue-point="6" svg:d="M18850 7439v-4439" svg:viewBox="0 0 1 4440">
          <text:p/>
        </draw:connector>
        <draw:custom-shape draw:style-name="gr12" draw:text-style-name="P1" xml:id="id20" draw:id="id20" draw:layer="layout" svg:width="2.3cm" svg:height="0.9cm" svg:x="4.75cm" svg:y="14.399cm">
          <text:p text:style-name="P1">ID_<text:span text:style-name="T2">WALLET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2" draw:text-style-name="P1" xml:id="id21" draw:id="id21" draw:layer="layout" svg:width="2.2cm" svg:height="0.8cm" svg:x="4.8cm" svg:y="15.799cm">
          <text:p text:style-name="P1">PASSWORD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2" draw:text-style-name="P1" xml:id="id8" draw:id="id8" draw:layer="layout" svg:width="2.9cm" svg:height="0.9cm" svg:x="8.6cm" svg:y="9.15cm">
          <text:p text:style-name="P1">Amount to Pay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7" draw:text-style-name="P1" draw:layer="layout" svg:x1="10.05cm" svg:y1="9.979cm" svg:x2="10.05cm" svg:y2="11.2cm" draw:start-shape="id8" draw:start-glue-point="6" draw:end-shape="id9" draw:end-glue-point="4" svg:d="M10050 9979v1221" svg:viewBox="0 0 1 1222">
          <text:p/>
        </draw:connector>
        <draw:custom-shape draw:style-name="gr6" draw:text-style-name="P1" xml:id="id19" draw:id="id19" draw:layer="layout" svg:width="2.4cm" svg:height="0.6cm" svg:x="15.4cm" svg:y="9.3cm">
          <text:p text:style-name="P1">AMOU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1" draw:layer="layout" svg:x1="11.5cm" svg:y1="9.6cm" svg:x2="15.64cm" svg:y2="9.6cm" draw:start-shape="id8" draw:start-glue-point="7" draw:end-shape="id19" draw:end-glue-point="6" svg:d="M11500 9600h4140" svg:viewBox="0 0 4141 1">
          <text:p/>
        </draw:connector>
        <draw:connector draw:style-name="gr7" draw:text-style-name="P1" draw:layer="layout" svg:x1="16.6cm" svg:y1="9.3cm" svg:x2="16.65cm" svg:y2="3cm" draw:start-shape="id19" draw:start-glue-point="5" draw:end-shape="id14" draw:end-glue-point="6" svg:d="M16600 9300v-3149h50v-3151" svg:viewBox="0 0 51 6301">
          <text:p/>
        </draw:connector>
        <draw:custom-shape draw:style-name="gr12" draw:text-style-name="P3" draw:layer="layout" svg:width="2.4cm" svg:height="0.7cm" svg:x="1.8cm" svg:y="27.7cm">
          <text:p text:style-name="P1"><text:span text:style-name="T3">ENTRADA MANUAL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" xml:id="id25" draw:id="id25" draw:layer="layout" svg:width="4cm" svg:height="1.5cm" svg:x="8.6cm" svg:y="19.3cm">
          <text:p text:style-name="P1">Screen Response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7" draw:text-style-name="P1" draw:layer="layout" svg:x1="5.9cm" svg:y1="13.3cm" svg:x2="5.9cm" svg:y2="14.488cm" draw:start-shape="id10" draw:start-glue-point="2" draw:end-shape="id20" draw:end-glue-point="4" svg:d="M5900 13300v1188" svg:viewBox="0 0 1 1189">
          <text:p/>
        </draw:connector>
        <draw:connector draw:style-name="gr7" draw:text-style-name="P1" draw:layer="layout" svg:x1="5.9cm" svg:y1="15.228cm" svg:x2="5.9cm" svg:y2="15.878cm" draw:start-shape="id20" draw:start-glue-point="6" draw:end-shape="id21" draw:end-glue-point="4" svg:d="M5900 15228v650" svg:viewBox="0 0 1 651">
          <text:p/>
        </draw:connector>
        <draw:connector draw:style-name="gr7" draw:text-style-name="P1" draw:layer="layout" svg:x1="5.9cm" svg:y1="16.599cm" svg:x2="10.6cm" svg:y2="17.8cm" draw:start-shape="id21" draw:start-glue-point="2" draw:end-shape="id22" draw:end-glue-point="0" svg:d="M5900 16599v601h4700v600" svg:viewBox="0 0 4701 1202">
          <text:p/>
        </draw:connector>
        <draw:custom-shape draw:style-name="gr12" draw:text-style-name="P1" xml:id="id23" draw:id="id23" draw:layer="layout" svg:width="2.3cm" svg:height="0.9cm" svg:x="13.649cm" svg:y="14.399cm">
          <text:p text:style-name="P1">SWIPE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12" draw:text-style-name="P1" xml:id="id24" draw:id="id24" draw:layer="layout" svg:width="2.2cm" svg:height="0.8cm" svg:x="13.699cm" svg:y="15.799cm">
          <text:p text:style-name="P1">PIN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rect draw:style-name="gr2" draw:text-style-name="P1" draw:layer="layout" svg:width="3.4cm" svg:height="0.8cm" svg:x="5.1cm" svg:y="27.7cm">
          <text:p text:style-name="P1">Opción de Menú</text:p>
        </draw:rect>
        <draw:line draw:style-name="gr13" draw:text-style-name="P1" draw:layer="layout" svg:x1="1.6cm" svg:y1="26.6cm" svg:x2="19cm" svg:y2="26.6cm">
          <text:p text:style-name="P1">Referencias</text:p>
          <text:p text:style-name="P1"/>
        </draw:line>
        <draw:custom-shape draw:style-name="gr6" draw:text-style-name="P1" draw:layer="layout" svg:width="4.9cm" svg:height="0.8cm" svg:x="9.8cm" svg:y="27.7cm">
          <text:p text:style-name="P1">Variable en Memoria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draw:layer="layout" svg:width="3.1cm" svg:height="1.1cm" svg:x="15.8cm" svg:y="27.6cm">
          <text:p text:style-name="P1">Envio de proceso</text:p>
          <text:p text:style-name="P1"><text:s/>al servido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14.75cm" svg:y1="13.3cm" svg:x2="14.799cm" svg:y2="14.488cm" draw:start-shape="id11" draw:start-glue-point="2" draw:end-shape="id23" draw:end-glue-point="4" svg:d="M14750 13300v550h49v638" svg:viewBox="0 0 50 1189">
          <text:p/>
        </draw:connector>
        <draw:connector draw:style-name="gr7" draw:text-style-name="P1" draw:layer="layout" svg:x1="14.799cm" svg:y1="15.228cm" svg:x2="14.799cm" svg:y2="15.878cm" draw:start-shape="id23" draw:start-glue-point="6" draw:end-shape="id24" draw:end-glue-point="4" svg:d="M14799 15228v650" svg:viewBox="0 0 1 651">
          <text:p/>
        </draw:connector>
        <draw:connector draw:style-name="gr7" draw:text-style-name="P1" draw:layer="layout" svg:x1="14.799cm" svg:y1="16.536cm" svg:x2="10.6cm" svg:y2="17.8cm" draw:start-shape="id24" draw:start-glue-point="6" draw:end-shape="id22" draw:end-glue-point="0" svg:d="M14799 16536v664h-4199v600" svg:viewBox="0 0 4200 1265">
          <text:p/>
        </draw:connector>
        <draw:custom-shape draw:style-name="gr4" draw:text-style-name="P1" xml:id="id22" draw:id="id22" draw:layer="layout" svg:width="4.8cm" svg:height="0.6cm" svg:x="8.2cm" svg:y="17.8cm">
          <text:p text:style-name="P1">Send data to serv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7" draw:text-style-name="P1" draw:layer="layout" svg:x1="10.6cm" svg:y1="18.4cm" svg:x2="10.6cm" svg:y2="19.3cm" draw:start-shape="id22" draw:start-glue-point="2" draw:end-shape="id25" draw:end-glue-point="4" svg:d="M10600 18400v900" svg:viewBox="0 0 1 901">
          <text:p/>
        </draw:connector>
        <draw:frame draw:style-name="gr14" draw:layer="layout" svg:width="3.05cm" svg:height="0.645cm" svg:x="1.6cm" svg:y="1.855cm">
          <draw:text-box>
            <text:p>MENU VIRCO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4T11:28:09</meta:creation-date>
    <dc:date>2014-04-26T14:45:54.774678000</dc:date>
    <meta:editing-duration>P1DT10H45M55S</meta:editing-duration>
    <meta:editing-cycles>41</meta:editing-cycles>
    <meta:generator>LibreOffice/4.2.3.3$MacOSX_X86_64 LibreOffice_project/882f8a0a489bc99a9e60c7905a60226254cb6ff0</meta:generator>
    <meta:document-statistic meta:object-count="57"/>
  </office:meta>
</office:document-meta>
</file>